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08e" officeooo:paragraph-rsid="0010408e"/>
    </style:style>
    <style:style style:name="P2" style:family="paragraph" style:parent-style-name="Standard">
      <style:text-properties officeooo:rsid="00106ad8" officeooo:paragraph-rsid="0010408e"/>
    </style:style>
    <style:style style:name="P3" style:family="paragraph" style:parent-style-name="Text_20_body">
      <style:text-properties officeooo:rsid="00106ad8" officeooo:paragraph-rsid="0010408e"/>
    </style:style>
    <style:style style:name="P4" style:family="paragraph" style:parent-style-name="Text_20_body">
      <style:text-properties officeooo:rsid="00106ad8" officeooo:paragraph-rsid="00106ad8"/>
    </style:style>
    <style:style style:name="P5" style:family="paragraph" style:parent-style-name="Text_20_body">
      <style:text-properties officeooo:paragraph-rsid="00106ad8"/>
    </style:style>
    <style:style style:name="P6" style:family="paragraph" style:parent-style-name="Standard" style:list-style-name="L1">
      <style:text-properties officeooo:rsid="0010408e" officeooo:paragraph-rsid="0010408e"/>
    </style:style>
    <style:style style:name="P7" style:family="paragraph" style:parent-style-name="Standard" style:list-style-name="L2">
      <style:text-properties officeooo:rsid="0010408e" officeooo:paragraph-rsid="0013684f"/>
    </style:style>
    <style:style style:name="P8" style:family="paragraph" style:parent-style-name="Text_20_body">
      <style:text-properties officeooo:rsid="00106ad8" officeooo:paragraph-rsid="0013684f"/>
    </style:style>
    <style:style style:name="P9" style:family="paragraph" style:parent-style-name="Text_20_body">
      <style:text-properties officeooo:rsid="00106ad8" officeooo:paragraph-rsid="00144474"/>
    </style:style>
    <style:style style:name="P10" style:family="paragraph" style:parent-style-name="Text_20_body">
      <style:text-properties officeooo:paragraph-rsid="0013684f"/>
    </style:style>
    <style:style style:name="T1" style:family="text">
      <style:text-properties officeooo:rsid="00117ed3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👾 Mon premier jeu Android a besoin de vous !</text:p>
      <text:p text:style-name="P8"/>
      <text:p text:style-name="P4">🚀 Salut à toutes et à tous,</text:p>
      <text:p text:style-name="P5">Je me lance tout juste dans le développement d’applications Android et j’ai besoin de vous pour tester ma toute première création !<text:line-break/>Il s’agit d’un petit jeu de <text:span text:style-name="Strong_20_Emphasis">Taquin</text:span>, simple et sans prétention, mais qui me servira de tremplin vers des projets plus ambitieux.</text:p>
      <text:p text:style-name="P5">👉 Si vous avez envie de me donner un coup de main, voici les étapes :</text:p>
      <text:list text:style-name="L1">
        <text:list-item>
          <text:p text:style-name="P6"><text:span text:style-name="T1">R</text:span>ejoindre mon groupe : <text:a xlink:type="simple" xlink:href="https://groups.google.com/g/rhorace" text:style-name="Internet_20_link" text:visited-style-name="Visited_20_Internet_20_Link">https://groups.google.com/g/rhorace</text:a></text:p>
        </text:list-item>
        <text:list-item>
          <text:p text:style-name="P6"><text:span text:style-name="T1">V</text:span>ous inscrire pour tester la version bêta : <text:a xlink:type="simple" xlink:href="https://play.google.com/apps/testing/com.rhorace.taquin" text:style-name="Internet_20_link" text:visited-style-name="Visited_20_Internet_20_Link">https://play.google.com/apps/testing/com.rhorace.taquin</text:a></text:p>
        </text:list-item>
        <text:list-item>
          <text:p text:style-name="P6"><text:span text:style-name="T1">T</text:span>élécharger l’application : <text:a xlink:type="simple" xlink:href="https://play.google.com/store/apps/details?id=com.rhorace.taquin" text:style-name="Internet_20_link" text:visited-style-name="Visited_20_Internet_20_Link">https://play.google.com/store/apps/details?id=com.rhorace.taquin</text:a></text:p>
        </text:list-item>
      </text:list>
      <text:p text:style-name="P3">Et bien sûr, une fois dans le groupe, si vous avez vous-même besoin d’un coup de pouce, n’hésitez pas à demander.</text:p>
      <text:p text:style-name="Text_20_body">Merci d’avance pour votre soutien 🙏 et à très bientôt peut-être !</text:p>
      <text:p text:style-name="Text_20_body"/>
      <text:p text:style-name="Text_20_body">-----------------------------------</text:p>
      <text:p text:style-name="P2"/>
      <text:p text:style-name="P8">🚀 Salut à tous,</text:p>
      <text:p text:style-name="P9"><text:tab/>👾 Mon premier jeu <text:span text:style-name="T4">Android</text:span> a besoin de vous !</text:p>
      <text:p text:style-name="P10">Je me lance tout juste dans le développement d’applications Android et j’ai besoin de vous pour tester ma toute première création !<text:line-break/>Il s’agit d’un petit jeu de <text:span text:style-name="Strong_20_Emphasis">Taquin</text:span>, simple et sans prétention, mais qui me servira de tremplin vers des projets plus ambitieux.</text:p>
      <text:p text:style-name="P10">👉 Si vous avez envie de me donner un coup de main, voici les étapes :</text:p>
      <text:list text:style-name="L2">
        <text:list-item>
          <text:p text:style-name="P7"><text:span text:style-name="T1">R</text:span>ejoindre mon groupe : <text:a xlink:type="simple" xlink:href="https://groups.google.com/g/rhorace" text:style-name="Internet_20_link" text:visited-style-name="Visited_20_Internet_20_Link">https://groups.google.com/g/rhorace</text:a></text:p>
        </text:list-item>
        <text:list-item>
          <text:p text:style-name="P7"><text:span text:style-name="T1">V</text:span>ous inscrire pour tester la version bêta : <text:a xlink:type="simple" xlink:href="https://play.google.com/apps/testing/com.rhorace.taquin" text:style-name="Internet_20_link" text:visited-style-name="Visited_20_Internet_20_Link">https://play.google.com/apps/testing/com.rhorace.taquin</text:a></text:p>
        </text:list-item>
        <text:list-item>
          <text:p text:style-name="P7"><text:span text:style-name="T1">T</text:span>élécharger l’application : <text:a xlink:type="simple" xlink:href="https://play.google.com/store/apps/details?id=com.rhorace.taquin" text:style-name="Internet_20_link" text:visited-style-name="Visited_20_Internet_20_Link">https://play.google.com/store/apps/details?id=com.rhorace.taquin</text:a></text:p>
        </text:list-item>
      </text:list>
      <text:p text:style-name="P8">Et bien sûr, une fois dans le groupe, si vous avez vous-même besoin d’un coup de pouce, n’hésitez pas à demander.</text:p>
      <text:p text:style-name="P8">Merci d’avance pour votre soutien 🙏 et à très bientôt peut-être !</text:p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8:29:16.574482754</meta:creation-date>
    <dc:date>2025-09-03T20:31:54.813384028</dc:date>
    <meta:editing-duration>PT10M33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260" meta:character-count="1688" meta:non-whitespace-character-count="1452"/>
  </office:meta>
</office:document-meta>
</file>